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74cm" fo:min-width="3.564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a6099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fo:color="#2a6099" fo:font-weight="bold" style:font-weight-asian="bold" style:font-weight-complex="bold"/>
    </style:style>
    <style:style style:name="P4" style:family="paragraph">
      <style:paragraph-properties fo:text-align="center"/>
      <style:text-properties fo:color="#ffbf00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color="#ffbf00" fo:font-weight="bold" style:font-weight-asian="bold" style:font-weight-complex="bold"/>
    </style:style>
    <style:style style:name="P6" style:family="paragraph">
      <style:paragraph-properties fo:text-align="center"/>
      <style:text-properties fo:color="#ce181e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ce181e" fo:font-weight="bold" style:font-weight-asian="bold" style:font-weight-complex="bold"/>
    </style:style>
    <style:style style:name="P8" style:family="paragraph">
      <style:paragraph-properties fo:text-align="center"/>
      <style:text-properties fo:color="#ffbf00"/>
    </style:style>
    <style:style style:name="P9" style:family="paragraph">
      <loext:graphic-properties draw:fill="none"/>
      <style:paragraph-properties fo:text-align="center"/>
      <style:text-properties fo:color="#00a933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color="#2a6099" fo:font-weight="bold" style:font-weight-asian="bold" style:font-weight-complex="bold"/>
    </style:style>
    <style:style style:name="T2" style:family="text">
      <style:text-properties fo:color="#ffbf00" fo:font-weight="bold" style:font-weight-asian="bold" style:font-weight-complex="bold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00a9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4.064cm" svg:height="1.524cm" svg:x="0.762cm" svg:y="7.874cm">
          <text:p text:style-name="P1">Ma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4.064cm" svg:height="1.27cm" svg:x="7.366cm" svg:y="4.318cm">
          <text:p text:style-name="P1">Visual Effec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826cm" svg:y1="8.636cm" svg:x2="7.366cm" svg:y2="4.953cm" draw:start-shape="id1" draw:start-glue-point="7" draw:end-shape="id2" draw:end-glue-point="5" svg:d="M4826 8636h1271v-3683h1269" svg:viewBox="0 0 2541 3684">
          <text:p text:style-name="P2"><text:span text:style-name="T1">P1_BLUE</text:span></text:p>
        </draw:connector>
        <draw:custom-shape draw:style-name="gr2" draw:text-style-name="P1" xml:id="id3" draw:id="id3" draw:layer="layout" svg:width="4.064cm" svg:height="1.27cm" svg:x="7.366cm" svg:y="11.557cm">
          <text:p text:style-name="P1">Gam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4.826cm" svg:y1="8.636cm" svg:x2="7.366cm" svg:y2="12.192cm" draw:start-shape="id1" draw:start-glue-point="7" draw:end-shape="id3" draw:end-glue-point="5" svg:d="M4826 8636h1271v3556h1269" svg:viewBox="0 0 2541 3557">
          <text:p text:style-name="P4"><text:span text:style-name="T2">P1_YELLOW</text:span></text:p>
        </draw:connector>
        <draw:connector draw:style-name="gr3" draw:text-style-name="P7" draw:layer="layout" draw:type="curve" draw:line-skew="0.393cm -3.467cm" svg:x1="11.43cm" svg:y1="4.953cm" svg:x2="2.794cm" svg:y2="7.874cm" draw:start-shape="id2" draw:start-glue-point="7" draw:end-shape="id1" draw:end-glue-point="4" svg:d="M11430 4953c1342 0 1118-844-1376-1842s-7260-2150-7260 4763" svg:viewBox="0 0 9451 5519">
          <text:p text:style-name="P6"><text:span text:style-name="T3">P1_RED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</draw:connector>
        <draw:custom-shape draw:style-name="gr2" draw:text-style-name="P1" xml:id="id4" draw:id="id4" draw:layer="layout" svg:width="4.064cm" svg:height="1.27cm" svg:x="16.51cm" svg:y="0.762cm">
          <text:p text:style-name="P1">Coz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4.064cm" svg:height="1.27cm" svg:x="16.51cm" svg:y="6.604cm">
          <text:p text:style-name="P1">Water Eff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4.064cm" svg:height="1.27cm" svg:x="16.256cm" svg:y="8.636cm">
          <text:p text:style-name="P1">Snak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4.064cm" svg:height="1.27cm" svg:x="16.256cm" svg:y="11.557cm">
          <text:p text:style-name="P1">Tetr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4.064cm" svg:height="1.27cm" svg:x="16.256cm" svg:y="14.478cm">
          <text:p text:style-name="P1">Race?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11.43cm" svg:y1="4.953cm" svg:x2="16.51cm" svg:y2="1.397cm" draw:start-shape="id2" draw:start-glue-point="7" draw:end-shape="id4" draw:end-glue-point="5" svg:d="M11430 4953h2541v-3556h2539" svg:viewBox="0 0 5081 3557">
          <text:p text:style-name="P1"><text:span text:style-name="T1">P1_BLUE</text:span></text:p>
        </draw:connector>
        <draw:connector draw:style-name="gr3" draw:text-style-name="P5" draw:layer="layout" svg:x1="11.43cm" svg:y1="4.953cm" svg:x2="16.51cm" svg:y2="7.239cm" draw:start-shape="id2" draw:start-glue-point="7" draw:end-shape="id5" draw:end-glue-point="5" svg:d="M11430 4953h2541v2286h2539" svg:viewBox="0 0 5081 2287">
          <text:p text:style-name="P1"><text:span text:style-name="T2">P1_YELLOW</text:span></text:p>
        </draw:connector>
        <draw:connector draw:style-name="gr3" draw:text-style-name="P5" draw:layer="layout" svg:x1="11.43cm" svg:y1="12.192cm" svg:x2="16.256cm" svg:y2="9.271cm" draw:start-shape="id3" draw:start-glue-point="7" draw:end-shape="id6" draw:end-glue-point="5" svg:d="M11430 12192h2414v-2921h2412" svg:viewBox="0 0 4827 2922">
          <text:p text:style-name="P8"><text:span text:style-name="T2">P1_YELLOW</text:span></text:p>
        </draw:connector>
        <draw:connector draw:style-name="gr3" draw:text-style-name="P3" draw:layer="layout" svg:x1="11.43cm" svg:y1="12.192cm" svg:x2="16.256cm" svg:y2="12.192cm" draw:start-shape="id3" draw:start-glue-point="7" draw:end-shape="id7" draw:end-glue-point="5" svg:d="M11430 12192h4826" svg:viewBox="0 0 4827 1">
          <text:p text:style-name="P1"><text:span text:style-name="T1">P1_BLUE</text:span></text:p>
        </draw:connector>
        <draw:connector draw:style-name="gr3" draw:text-style-name="P9" draw:layer="layout" svg:x1="11.43cm" svg:y1="12.192cm" svg:x2="16.256cm" svg:y2="15.113cm" draw:start-shape="id3" draw:start-glue-point="7" draw:end-shape="id8" draw:end-glue-point="5" svg:d="M11430 12192h2414v2921h2412" svg:viewBox="0 0 4827 2922">
          <text:p text:style-name="P1"><text:span text:style-name="T4">P1_GREEN</text:span></text:p>
        </draw:connector>
        <draw:connector draw:style-name="gr3" draw:text-style-name="P10" draw:layer="layout" draw:type="curve" draw:line-skew="0cm 3.798cm" svg:x1="11.43cm" svg:y1="12.192cm" svg:x2="2.794cm" svg:y2="9.398cm" draw:start-shape="id3" draw:start-glue-point="7" draw:end-shape="id1" draw:end-glue-point="6" svg:d="M11430 12192c753 0 628 1041-1719 2172s-6917 2351-6917-4966" svg:viewBox="0 0 9048 5822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3">P1_RED</text:span></text:p>
        </draw:connecto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5.2$Windows_X86_64 LibreOffice_project/90f8dcf33c87b3705e78202e3df5142b201bd805</meta:generator>
    <dc:date>2020-05-09T22:33:34.908000000</dc:date>
    <meta:editing-duration>PT15M28S</meta:editing-duration>
    <meta:editing-cycles>4</meta:editing-cycles>
    <meta:document-statistic meta:object-count="40"/>
  </office:meta>
</office:document-meta>
</file>